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72cm"/>
    </style:style>
    <style:style style:name="co2" style:family="table-column">
      <style:table-column-properties fo:break-before="auto" style:column-width="3.44cm"/>
    </style:style>
    <style:style style:name="co3" style:family="table-column">
      <style:table-column-properties fo:break-before="auto" style:column-width="3.281cm"/>
    </style:style>
    <style:style style:name="co4" style:family="table-column">
      <style:table-column-properties fo:break-before="auto" style:column-width="6.325cm"/>
    </style:style>
    <style:style style:name="co5" style:family="table-column">
      <style:table-column-properties fo:break-before="auto" style:column-width="2.267cm"/>
    </style:style>
    <style:style style:name="ro1" style:family="table-row">
      <style:table-row-properties style:row-height="0.42cm" fo:break-before="auto" style:use-optimal-row-height="true"/>
    </style:style>
    <style:style style:name="ro2" style:family="table-row">
      <style:table-row-properties style:row-height="0.434cm" fo:break-before="auto" style:use-optimal-row-height="true"/>
    </style:style>
    <style:style style:name="ta1" style:family="table" style:master-page-name="PageStyle_5f_Tabellenblatt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ffffff" style:text-align-source="fix" style:repeat-content="false" style:vertical-align="bottom"/>
      <style:paragraph-properties fo:text-align="start" fo:margin-left="0c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122">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37">
      <style:table-cell-properties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able-cell-properties style:vertical-align="bottom"/>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ffff" style:text-align-source="fix" style:repeat-content="false" style:vertical-align="bottom"/>
      <style:paragraph-properties fo:text-align="start" fo:margin-left="0cm"/>
      <style:text-properties fo:color="#1155cc"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gr1" style:family="graphic">
      <style:graphic-properties draw:marker-start="Linienende_20_1" draw:marker-start-width="0.2cm" draw:marker-start-center="false" draw:fill="solid" draw:fill-color="#ffffc0" draw:auto-grow-height="true" draw:auto-grow-width="false" fo:min-height="83.741cm" fo:padding-top="0.1cm" fo:padding-bottom="0.1cm" fo:padding-left="0.1cm" fo:padding-right="0.1cm" draw:shadow="hidden" draw:shadow-offset-x="0.1cm" draw:shadow-offset-y="0.1cm" draw:caption-escape-direction="auto"/>
    </style:style>
    <style:style style:name="gr2" style:family="graphic">
      <style:graphic-properties draw:marker-start="Linienende_20_1" draw:marker-start-width="0.2cm" draw:marker-start-center="false" draw:fill="solid" draw:fill-color="#ffffc0" draw:auto-grow-height="true" draw:auto-grow-width="false" fo:min-height="100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1" fo:font-size="10pt" fo:language="de" fo:country="DE"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1" fo:font-size="10pt" fo:language="de" fo:country="DE"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Tabellenblatt1" table:style-name="ta1" table:print="false">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2" table:default-cell-style-name="ce1"/>
        <table:table-column table:style-name="co1" table:default-cell-style-name="ce5"/>
        <table:table-column table:style-name="co1" table:number-columns-repeated="247" table:default-cell-style-name="Default"/>
        <table:table-row table:style-name="ro1">
          <table:table-cell/>
          <table:table-cell office:value-type="string">
            <text:p>Liste liegt vor</text:p>
          </table:table-cell>
          <table:table-cell office:value-type="string">
            <text:p>Liste liegt digital vor</text:p>
          </table:table-cell>
          <table:table-cell office:value-type="string">
            <text:p>Konvertiert in CSV</text:p>
          </table:table-cell>
          <table:table-cell office:value-type="string">
            <text:p>Kosten</text:p>
          </table:table-cell>
          <table:table-cell office:value-type="string">
            <text:p>Bemerkungen</text:p>
          </table:table-cell>
          <table:table-cell office:value-type="string">
            <text:p>Anzahl Datensätze/Geschenke</text:p>
          </table:table-cell>
          <table:table-cell office:value-type="string">
            <text:p>Periode (bis 03/16)</text:p>
          </table:table-cell>
          <table:table-cell table:style-name="ce1" office:value-type="string">
            <text:p>Link</text:p>
          </table:table-cell>
          <table:table-cell table:number-columns-repeated="247"/>
        </table:table-row>
        <table:table-row table:style-name="ro2">
          <table:table-cell office:value-type="string">
            <text:p>BMVerteidigung</text:p>
          </table:table-cell>
          <table:table-cell office:value-type="string">
            <text:p>xx</text:p>
          </table:table-cell>
          <table:table-cell office:value-type="string">
            <text:p>nein, post</text:p>
          </table:table-cell>
          <table:table-cell office:value-type="string">
            <text:p>x</text:p>
          </table:table-cell>
          <table:table-cell table:style-name="ce3" office:value-type="float" office:value="392.75">
            <text:p>393€</text:p>
          </table:table-cell>
          <table:table-cell office:value-type="string">
            <text:p>AW 19.04.</text:p>
          </table:table-cell>
          <table:table-cell office:value-type="float" office:value="90">
            <text:p>90</text:p>
          </table:table-cell>
          <table:table-cell table:style-name="ce4" office:value-type="string">
            <text:p>ab 27.10.2009</text:p>
          </table:table-cell>
          <table:table-cell office:value-type="string">
            <text:p><text:a xlink:href="https://fragdenstaat.de/anfrage/liste-der-geschenke-an-mitarbeiter-des-ministeriums-fur-verteidigung/">https://fragdenstaat.de/anfrage/liste-der-geschenke-an-mitarbeiter-des-ministeriums-fur-verteidigung/</text:a></text:p>
          </table:table-cell>
          <table:table-cell table:number-columns-repeated="247"/>
        </table:table-row>
        <table:table-row table:style-name="ro2">
          <table:table-cell office:value-type="string">
            <text:p>BMZ</text:p>
          </table:table-cell>
          <table:table-cell office:value-type="string">
            <text:p>xx</text:p>
          </table:table-cell>
          <table:table-cell office:value-type="string">
            <text:p>PDF</text:p>
          </table:table-cell>
          <table:table-cell office:value-type="string">
            <text:p>x</text:p>
          </table:table-cell>
          <table:table-cell table:style-name="ce3" office:value-type="float" office:value="45">
            <office:annotation draw:style-name="gr1" draw:text-style-name="P1" svg:width="0.001cm" svg:height="83.941cm" svg:x="0cm" svg:y="0cm" draw:caption-point-x="14.672cm" draw:caption-point-y="0.86cm">
              <dc:date>1899-12-30T00:00:00</dc:date>
              <text:p text:style-name="P1"><text:span text:style-name="T1">Konto Nr.: 860 010 40 </text:span></text:p>
              <text:p text:style-name="P1"><text:span text:style-name="T1">BLZ: </text:span></text:p>
              <text:p text:style-name="P1"><text:span text:style-name="T1">860 000 00 </text:span></text:p>
              <text:p text:style-name="P1"><text:span text:style-name="T1">Bank: </text:span></text:p>
              <text:p text:style-name="P1"><text:span text:style-name="T1">BBk Leipzig (DEUTSCHE </text:span></text:p>
              <text:p text:style-name="P1"><text:span text:style-name="T1">BUNDESBANK Filiale Leipzig) </text:span></text:p>
              <text:p text:style-name="P1"><text:span text:style-name="T1">BIC: </text:span></text:p>
              <text:p text:style-name="P1"><text:span text:style-name="T1">MARKDEF1860 </text:span></text:p>
              <text:p text:style-name="P1"><text:span text:style-name="T1">IBAN: DE38860000000086001040 </text:span></text:p>
              <text:p text:style-name="P1"><text:span text:style-name="T1">Verwendungszweck: Kassenzeichen 1180 0053 5383 BEW 03029213</text:span></text:p>
              <text:p text:style-name="P1"><text:span text:style-name="T1">-Cat Spangehl</text:span></text:p>
            </office:annotation>
            <text:p>45€</text:p>
          </table:table-cell>
          <table:table-cell office:value-type="string">
            <text:p>Gebühr vorher abgesprochen</text:p>
          </table:table-cell>
          <table:table-cell office:value-type="float" office:value="142">
            <text:p>142</text:p>
          </table:table-cell>
          <table:table-cell office:value-type="string">
            <text:p>ab 11.12.2012</text:p>
          </table:table-cell>
          <table:table-cell office:value-type="string">
            <text:p><text:a xlink:href="https://fragdenstaat.de/anfrage/liste-der-geschenke-an-mitarbeiter-des-ministeriums-fur-wirtschaftliche-zusammenarbeit/">https://fragdenstaat.de/anfrage/liste-der-geschenke-an-mitarbeiter-des-ministeriums-fur-wirtschaftliche-zusammenarbeit/</text:a></text:p>
          </table:table-cell>
          <table:table-cell table:number-columns-repeated="247"/>
        </table:table-row>
        <table:table-row table:style-name="ro2">
          <table:table-cell office:value-type="string">
            <text:p>BMI</text:p>
          </table:table-cell>
          <table:table-cell office:value-type="string">
            <text:p>x</text:p>
          </table:table-cell>
          <table:table-cell office:value-type="string">
            <text:p>excel</text:p>
          </table:table-cell>
          <table:table-cell office:value-type="string">
            <text:p>x</text:p>
          </table:table-cell>
          <table:table-cell office:value-type="float" office:value="0">
            <text:p>0</text:p>
          </table:table-cell>
          <table:table-cell/>
          <table:table-cell office:value-type="float" office:value="132">
            <text:p>132</text:p>
          </table:table-cell>
          <table:table-cell office:value-type="string">
            <text:p>2009-2011</text:p>
          </table:table-cell>
          <table:table-cell office:value-type="string">
            <text:p><text:a xlink:href="https://fragdenstaat.de/anfrage/liste-der-geschenke-an-mitarbeiter-des-ministeriums-des-inneren/">https://fragdenstaat.de/anfrage/liste-der-geschenke-an-mitarbeiter-des-ministeriums-des-inneren/</text:a></text:p>
          </table:table-cell>
          <table:table-cell table:number-columns-repeated="247"/>
        </table:table-row>
        <table:table-row table:style-name="ro2">
          <table:table-cell office:value-type="string">
            <text:p>AA13</text:p>
          </table:table-cell>
          <table:table-cell office:value-type="string">
            <text:p>x</text:p>
          </table:table-cell>
          <table:table-cell office:value-type="string">
            <text:p>PDF</text:p>
          </table:table-cell>
          <table:table-cell office:value-type="string">
            <text:p>x</text:p>
          </table:table-cell>
          <table:table-cell office:value-type="float" office:value="0">
            <text:p>0</text:p>
          </table:table-cell>
          <table:table-cell/>
          <table:table-cell office:value-type="float" office:value="1066">
            <text:p>1066</text:p>
          </table:table-cell>
          <table:table-cell office:value-type="float" office:value="2013">
            <text:p>2013</text:p>
          </table:table-cell>
          <table:table-cell office:value-type="string">
            <text:p><text:a xlink:href="https://fragdenstaat.de/anfrage/geschenkeverzeichnis-des-auswartigen-amtes/">https://fragdenstaat.de/anfrage/geschenkeverzeichnis-des-auswartigen-amtes/</text:a></text:p>
          </table:table-cell>
          <table:table-cell table:number-columns-repeated="247"/>
        </table:table-row>
        <table:table-row table:style-name="ro2">
          <table:table-cell office:value-type="string">
            <text:p>AA14</text:p>
          </table:table-cell>
          <table:table-cell office:value-type="string">
            <text:p>x</text:p>
          </table:table-cell>
          <table:table-cell office:value-type="string">
            <text:p>PDF</text:p>
          </table:table-cell>
          <table:table-cell office:value-type="string">
            <text:p>x</text:p>
          </table:table-cell>
          <table:table-cell office:value-type="float" office:value="0">
            <text:p>0</text:p>
          </table:table-cell>
          <table:table-cell/>
          <table:table-cell office:value-type="float" office:value="1370">
            <text:p>1370</text:p>
          </table:table-cell>
          <table:table-cell office:value-type="float" office:value="2014">
            <text:p>2014</text:p>
          </table:table-cell>
          <table:table-cell office:value-type="string">
            <text:p><text:a xlink:href="https://fragdenstaat.de/anfrage/geschenkeverzeichnis-des-auswartigen-amtes/">https://fragdenstaat.de/anfrage/geschenkeverzeichnis-des-auswartigen-amtes/</text:a></text:p>
          </table:table-cell>
          <table:table-cell table:number-columns-repeated="247"/>
        </table:table-row>
        <table:table-row table:style-name="ro2">
          <table:table-cell office:value-type="string">
            <text:p>AA15</text:p>
          </table:table-cell>
          <table:table-cell office:value-type="string">
            <text:p>x</text:p>
          </table:table-cell>
          <table:table-cell office:value-type="string">
            <text:p>PDF</text:p>
          </table:table-cell>
          <table:table-cell office:value-type="string">
            <text:p>x</text:p>
          </table:table-cell>
          <table:table-cell office:value-type="float" office:value="0">
            <text:p>0</text:p>
          </table:table-cell>
          <table:table-cell/>
          <table:table-cell office:value-type="float" office:value="1616">
            <text:p>1616</text:p>
          </table:table-cell>
          <table:table-cell office:value-type="float" office:value="2015">
            <text:p>2015</text:p>
          </table:table-cell>
          <table:table-cell table:style-name="ce6" office:value-type="string">
            <text:p><text:a xlink:href="https://fragdenstaat.de/anfrage/geschenkeverzeichnis-des-auswartigen-amtes/">https://fragdenstaat.de/anfrage/geschenkeverzeichnis-des-auswartigen-amtes/</text:a></text:p>
          </table:table-cell>
          <table:table-cell table:number-columns-repeated="247"/>
        </table:table-row>
        <table:table-row table:style-name="ro2">
          <table:table-cell office:value-type="string">
            <text:p>BMW&amp;E</text:p>
          </table:table-cell>
          <table:table-cell office:value-type="string">
            <text:p>xx</text:p>
          </table:table-cell>
          <table:table-cell office:value-type="string">
            <text:p>nein, post</text:p>
          </table:table-cell>
          <table:table-cell office:value-type="string">
            <text:p>x</text:p>
          </table:table-cell>
          <table:table-cell office:value-type="float" office:value="0">
            <text:p>0</text:p>
          </table:table-cell>
          <table:table-cell office:value-type="string">
            <text:p>elektronische liste angefragt am 19.04.</text:p>
          </table:table-cell>
          <table:table-cell office:value-type="float" office:value="1276">
            <text:p>1276</text:p>
          </table:table-cell>
          <table:table-cell office:value-type="string">
            <text:p>ab 27.01.2010</text:p>
          </table:table-cell>
          <table:table-cell office:value-type="string">
            <text:p><text:a xlink:href="https://fragdenstaat.de/anfrage/liste-der-geschenke-an-mitarbeiter-des-ministeriums-fur-wirtschaft-und-energie/">https://fragdenstaat.de/anfrage/liste-der-geschenke-an-mitarbeiter-des-ministeriums-fur-wirtschaft-und-energie/</text:a></text:p>
          </table:table-cell>
          <table:table-cell table:number-columns-repeated="247"/>
        </table:table-row>
        <table:table-row table:style-name="ro2">
          <table:table-cell office:value-type="string">
            <text:p>BMJ&amp;V</text:p>
          </table:table-cell>
          <table:table-cell office:value-type="string">
            <text:p>xx</text:p>
          </table:table-cell>
          <table:table-cell table:style-name="ce2" office:value-type="string">
            <text:p>nein, post</text:p>
          </table:table-cell>
          <table:table-cell office:value-type="string">
            <text:p>x</text:p>
          </table:table-cell>
          <table:table-cell office:value-type="float" office:value="0">
            <text:p>0</text:p>
          </table:table-cell>
          <table:table-cell office:value-type="string">
            <text:p>modifizierte Anfrage 19.04., nachfrage 10.5.</text:p>
          </table:table-cell>
          <table:table-cell office:value-type="float" office:value="16">
            <text:p>16</text:p>
          </table:table-cell>
          <table:table-cell office:value-type="string">
            <text:p>n.a., Kalender aus 2010 dabei</text:p>
          </table:table-cell>
          <table:table-cell office:value-type="string">
            <text:p><text:a xlink:href="https://fragdenstaat.de/anfrage/liste-der-geschenke-an-mitarbeiter-des-ministeriums-fur-justiz-verbraucherschutz/">https://fragdenstaat.de/anfrage/liste-der-geschenke-an-mitarbeiter-des-ministeriums-fur-justiz-verbraucherschutz/</text:a></text:p>
          </table:table-cell>
          <table:table-cell table:number-columns-repeated="247"/>
        </table:table-row>
        <table:table-row table:style-name="ro2">
          <table:table-cell office:value-type="string">
            <text:p>BMA&amp;S</text:p>
          </table:table-cell>
          <table:table-cell office:value-type="string">
            <text:p>xx</text:p>
          </table:table-cell>
          <table:table-cell office:value-type="string">
            <text:p>Excel</text:p>
          </table:table-cell>
          <table:table-cell office:value-type="string">
            <text:p>x</text:p>
          </table:table-cell>
          <table:table-cell office:value-type="float" office:value="0">
            <text:p>0</text:p>
          </table:table-cell>
          <table:table-cell/>
          <table:table-cell office:value-type="float" office:value="766">
            <text:p>766</text:p>
          </table:table-cell>
          <table:table-cell office:value-type="string">
            <text:p>ab 17.02.2010</text:p>
          </table:table-cell>
          <table:table-cell office:value-type="string">
            <text:p><text:a xlink:href="https://fragdenstaat.de/anfrage/liste-der-geschenke-an-mitarbeiter-des-ministeriums-fur-arbeit-und-soziales/">https://fragdenstaat.de/anfrage/liste-der-geschenke-an-mitarbeiter-des-ministeriums-fur-arbeit-und-soziales/</text:a></text:p>
          </table:table-cell>
          <table:table-cell table:number-columns-repeated="247"/>
        </table:table-row>
        <table:table-row table:style-name="ro2">
          <table:table-cell office:value-type="string">
            <text:p>BMU</text:p>
          </table:table-cell>
          <table:table-cell office:value-type="string">
            <text:p>x</text:p>
          </table:table-cell>
          <table:table-cell office:value-type="string">
            <text:p>PDF</text:p>
          </table:table-cell>
          <table:table-cell office:value-type="string">
            <text:p>x</text:p>
          </table:table-cell>
          <table:table-cell office:value-type="float" office:value="0">
            <text:p>0</text:p>
          </table:table-cell>
          <table:table-cell office:value-type="string">
            <office:annotation draw:style-name="gr2" draw:text-style-name="P1" svg:width="0.001cm" svg:height="100.2cm" svg:x="3.639cm" svg:y="0cm" draw:caption-point-x="17.334cm" draw:caption-point-y="4.318cm">
              <dc:date>1899-12-30T00:00:00</dc:date>
              <text:p text:style-name="P1"><text:span text:style-name="T1">Der Wertansatz der aufgeführten Geschenke wurde entsprechend der allgemeinen Regeln des gesellschaftlichen Umgangs nicht ermittelt. Die Geschenke werden entweder im Haus verwendet oder als Spende sozialen Zwecken z.B. durch Versteigerungen zugeführt.</text:span></text:p>
              <text:p text:style-name="P1"><text:span text:style-name="T1">-Cat Spangehl</text:span></text:p>
            </office:annotation>
            <text:p>scan</text:p>
          </table:table-cell>
          <table:table-cell office:value-type="float" office:value="41">
            <text:p>41</text:p>
          </table:table-cell>
          <table:table-cell office:value-type="string">
            <text:p>ab 27.10.2009</text:p>
          </table:table-cell>
          <table:table-cell office:value-type="string">
            <text:p><text:a xlink:href="https://fragdenstaat.de/anfrage/liste-der-geschenke-an-mitarbeiter-des-ministeriums-fur-umwelt/">https://fragdenstaat.de/anfrage/liste-der-geschenke-an-mitarbeiter-des-ministeriums-fur-umwelt/</text:a></text:p>
          </table:table-cell>
          <table:table-cell table:number-columns-repeated="247"/>
        </table:table-row>
        <table:table-row table:style-name="ro2">
          <table:table-cell office:value-type="string">
            <text:p>BMFSFJ</text:p>
          </table:table-cell>
          <table:table-cell office:value-type="string">
            <text:p>x</text:p>
          </table:table-cell>
          <table:table-cell office:value-type="string">
            <text:p>Excel</text:p>
          </table:table-cell>
          <table:table-cell office:value-type="string">
            <text:p>x</text:p>
          </table:table-cell>
          <table:table-cell office:value-type="float" office:value="0">
            <text:p>0</text:p>
          </table:table-cell>
          <table:table-cell/>
          <table:table-cell office:value-type="float" office:value="123">
            <text:p>123</text:p>
          </table:table-cell>
          <table:table-cell office:value-type="string">
            <text:p>ab 2009</text:p>
          </table:table-cell>
          <table:table-cell office:value-type="string">
            <text:p><text:a xlink:href="https://fragdenstaat.de/anfrage/liste-der-geschenke-an-mitarbeiter-des-ministeriums-fur-familie-senioren-frauen-und-jugend/">https://fragdenstaat.de/anfrage/liste-der-geschenke-an-mitarbeiter-des-ministeriums-fur-familie-senioren-frauen-und-jugend/</text:a></text:p>
          </table:table-cell>
          <table:table-cell table:number-columns-repeated="247"/>
        </table:table-row>
        <table:table-row table:style-name="ro2">
          <table:table-cell office:value-type="string">
            <text:p>BMF</text:p>
          </table:table-cell>
          <table:table-cell office:value-type="string">
            <text:p>x</text:p>
          </table:table-cell>
          <table:table-cell office:value-type="string">
            <text:p>PDF</text:p>
          </table:table-cell>
          <table:table-cell office:value-type="string">
            <text:p>x</text:p>
          </table:table-cell>
          <table:table-cell office:value-type="float" office:value="0">
            <text:p>0</text:p>
          </table:table-cell>
          <table:table-cell office:value-type="string">
            <text:p>mod. Anfrage 19.04.16</text:p>
          </table:table-cell>
          <table:table-cell office:value-type="float" office:value="461">
            <text:p>461</text:p>
          </table:table-cell>
          <table:table-cell office:value-type="string">
            <text:p>2015-2016</text:p>
          </table:table-cell>
          <table:table-cell office:value-type="string">
            <text:p><text:a xlink:href="https://fragdenstaat.de/anfrage/liste-der-geschenke-an-mitarbeiter-des-ministeriums-fur-finanzen/">https://fragdenstaat.de/anfrage/liste-der-geschenke-an-mitarbeiter-des-ministeriums-fur-finanzen/</text:a></text:p>
          </table:table-cell>
          <table:table-cell table:number-columns-repeated="247"/>
        </table:table-row>
        <table:table-row table:style-name="ro2">
          <table:table-cell office:value-type="string">
            <text:p>BMG</text:p>
          </table:table-cell>
          <table:table-cell table:number-columns-repeated="3" office:value-type="string">
            <text:p>-</text:p>
          </table:table-cell>
          <table:table-cell/>
          <table:table-cell office:value-type="string">
            <text:p>Anfrage zurückgezogen wgn Kosten</text:p>
          </table:table-cell>
          <table:table-cell office:value-type="float" office:value="0">
            <text:p>0</text:p>
          </table:table-cell>
          <table:table-cell office:value-type="string">
            <text:p>-</text:p>
          </table:table-cell>
          <table:table-cell office:value-type="string">
            <text:p><text:a xlink:href="https://fragdenstaat.de/anfrage/liste-der-geschenke-an-mitarbeiter-des-ministeriums-fur-gesundheit/">https://fragdenstaat.de/anfrage/liste-der-geschenke-an-mitarbeiter-des-ministeriums-fur-gesundheit/</text:a></text:p>
          </table:table-cell>
          <table:table-cell table:number-columns-repeated="247"/>
        </table:table-row>
        <table:table-row table:style-name="ro2">
          <table:table-cell office:value-type="string">
            <text:p>BMV&amp;DI</text:p>
          </table:table-cell>
          <table:table-cell office:value-type="string">
            <text:p>--</text:p>
          </table:table-cell>
          <table:table-cell table:number-columns-repeated="2" office:value-type="string">
            <text:p>-</text:p>
          </table:table-cell>
          <table:table-cell/>
          <table:table-cell office:value-type="string">
            <text:p>Post, Nachfrage 19.04.16, Nur herausgabe Anzahl gemeldeter Geschenke 2010-15 jährlich</text:p>
          </table:table-cell>
          <table:table-cell office:value-type="float" office:value="6">
            <text:p>6</text:p>
          </table:table-cell>
          <table:table-cell office:value-type="string">
            <text:p>2010-2015</text:p>
          </table:table-cell>
          <table:table-cell office:value-type="string">
            <text:p><text:a xlink:href="https://fragdenstaat.de/anfrage/liste-der-geschenke-an-mitarbeiter-des-ministeriums-verkehr/">https://fragdenstaat.de/anfrage/liste-der-geschenke-an-mitarbeiter-des-ministeriums-verkehr/</text:a></text:p>
          </table:table-cell>
          <table:table-cell table:number-columns-repeated="247"/>
        </table:table-row>
        <table:table-row table:style-name="ro2">
          <table:table-cell office:value-type="string">
            <text:p>BMB&amp;F</text:p>
          </table:table-cell>
          <table:table-cell office:value-type="string">
            <text:p>--</text:p>
          </table:table-cell>
          <table:table-cell table:number-columns-repeated="3"/>
          <table:table-cell office:value-type="string">
            <text:p>Nachfrage 19.04.16, 1.7.16</text:p>
          </table:table-cell>
          <table:table-cell table:number-columns-repeated="2"/>
          <table:table-cell office:value-type="string">
            <text:p><text:a xlink:href="https://fragdenstaat.de/anfrage/liste-der-geschenke-an-mitarbeiter-des-ministeriums-fur-bildung-und-forschung/">https://fragdenstaat.de/anfrage/liste-der-geschenke-an-mitarbeiter-des-ministeriums-fur-bildung-und-forschung/</text:a></text:p>
          </table:table-cell>
          <table:table-cell table:number-columns-repeated="247"/>
        </table:table-row>
        <table:table-row table:style-name="ro2">
          <table:table-cell office:value-type="string">
            <text:p>BME&amp;L</text:p>
          </table:table-cell>
          <table:table-cell table:number-columns-repeated="3" office:value-type="string">
            <text:p>-</text:p>
          </table:table-cell>
          <table:table-cell/>
          <table:table-cell office:value-type="string">
            <text:p>Übersicht in textform liegt vor</text:p>
          </table:table-cell>
          <table:table-cell office:value-type="float" office:value="0">
            <text:p>0</text:p>
          </table:table-cell>
          <table:table-cell office:value-type="string">
            <text:p>-</text:p>
          </table:table-cell>
          <table:table-cell office:value-type="string">
            <text:p><text:a xlink:href="https://fragdenstaat.de/anfrage/liste-der-geschenke-an-mitarbeiter-des-ministeriums-fur-ernahrung-und-landwirtschaft/">https://fragdenstaat.de/anfrage/liste-der-geschenke-an-mitarbeiter-des-ministeriums-fur-ernahrung-und-landwirtschaft/</text:a></text:p>
          </table:table-cell>
          <table:table-cell table:number-columns-repeated="24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number:currency-symbol>
      <number:text> </number:text>
      <number:number number:decimal-places="0" number:min-integer-digits="1" number:grouping="true"/>
      <number:text> </number:text>
    </number:currency-style>
    <number:currency-style style:name="N109P1" style:volatile="true">
      <number:currency-symbol>$</number:currency-symbol>
      <number:text> (</number:text>
      <number:number number:decimal-places="0" number:min-integer-digits="1" number:grouping="true"/>
      <number:text>)</number:text>
    </number:currency-style>
    <number:currency-style style:name="N109P2" style:volatile="true">
      <number:currency-symbol>$</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number:currency-symbol>
      <number:text> </number:text>
      <number:number number:decimal-places="2" number:min-integer-digits="1" number:grouping="true"/>
      <number:text> </number:text>
    </number:currency-style>
    <number:currency-style style:name="N116P1" style:volatile="true">
      <number:currency-symbol>$</number:currency-symbol>
      <number:text> (</number:text>
      <number:number number:decimal-places="2" number:min-integer-digits="1" number:grouping="true"/>
      <number:text>)</number:text>
    </number:currency-style>
    <number:currency-style style:name="N116P2" style:volatile="true">
      <number:currency-symbol>$</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number:number-style style:name="N122">
      <number:number number:decimal-places="0" number:min-integer-digits="1" number:grouping="true"/>
      <number:text>€</number:text>
    </number:number-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draw:marker draw:name="Linienende_20_1" draw:display-name="Linienend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0">10.07.2016</text:date>, <text:time>10:00:18</text:time></text:p>
        </style:region-right>
      </style:header>
      <style:header-left style:display="false"/>
      <style:footer>
        <text:p>Seit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10T10:00:18</dc:date>
    <dc:creator>cat cosmo</dc:creator>
    <meta:editing-duration>P2DT16H2M52S</meta:editing-duration>
    <meta:editing-cycles>14</meta:editing-cycles>
    <meta:generator>OpenOffice/4.1.1$Unix OpenOffice.org_project/411m6$Build-9775</meta:generator>
    <meta:document-statistic meta:table-count="1" meta:cell-count="138" meta:object-count="0"/>
  </office:meta>
</office:document-meta>
</file>